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64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GDP (current USD)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17,070,866,299.1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15,365,714,371.3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14,026,048,690.7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13,104,764,334.0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14,364,937,996.9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13,242,691,429.6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12,442,036,265.1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12,995,113,407.2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10,689,167,195.3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10,232,036,863.4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9,838,404,004.9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8,156,532,185.6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6,905,876,385.4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6,247,496,491.3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string" calcext:value-type="string">
            <text:p>5,454,228,770.8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string" calcext:value-type="string">
            <text:p>4,714,051,055.4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string" calcext:value-type="string">
            <text:p>3,908,139,486.8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string" calcext:value-type="string">
            <text:p>3,468,327,017.3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2,961,476,518.2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string" calcext:value-type="string">
            <text:p>3,440,743,431.8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string" calcext:value-type="string">
            <text:p>2,920,367,497.1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string" calcext:value-type="string">
            <text:p>2,697,102,921.5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string" calcext:value-type="string">
            <text:p>2,780,435,257.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4">00/00/0000</text:date>, <text:time style:data-style-name="N2" text:time-value="12:11:46.548137376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05T11:53:43.500518117</meta:creation-date>
    <dc:date>2022-06-14T15:33:40.897075868</dc:date>
    <meta:editing-duration>PT4H25M32S</meta:editing-duration>
    <meta:editing-cycles>103</meta:editing-cycles>
    <meta:generator>LibreOffice/7.2.6.2$Linux_X86_64 LibreOffice_project/20$Build-2</meta:generator>
    <meta:document-statistic meta:table-count="1" meta:cell-count="48" meta:object-count="0"/>
  </office:meta>
</office:document-meta>
</file>